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T 1</text:p>
      <text:p text:style-name="Standard">Changed frequency by adjusting the ratio of R13 and R14. Increasing R14 decreases the frequency and decreasing R14 increases the frequency.</text:p>
      <text:p text:style-name="Standard">PICTURE OFF 555 TIMES</text:p>
      <text:p text:style-name="Standard"/>
      <text:p text:style-name="Standard">PART 2</text:p>
      <text:p text:style-name="Standard">Vhigh=5 Vlow=0 Ref=1.5</text:p>
      <text:p text:style-name="Standard">PICTURE OF PIPO</text:p>
      <text:p text:style-name="Standard"/>
      <text:p text:style-name="Standard">PART 3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n Gero</meta:initial-creator>
    <meta:creation-date>2020-07-09T20:15:55.22</meta:creation-date>
    <meta:document-statistic meta:table-count="0" meta:image-count="0" meta:object-count="0" meta:page-count="1" meta:paragraph-count="7" meta:word-count="37" meta:character-count="215"/>
    <dc:date>2020-07-10T14:27:05.28</dc:date>
    <dc:creator>Don Gero</dc:creator>
    <meta:editing-duration>PT17H55M59S</meta:editing-duration>
    <meta:editing-cycles>1</meta:editing-cycles>
    <meta:generator>OpenOffice/4.1.7$Win32 OpenOffice.org_project/417m1$Build-9800</meta:generator>
  </office:meta>
</office:document-meta>
</file>